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a316d" officeooo:paragraph-rsid="000a316d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0a316d" officeooo:paragraph-rsid="000a316d"/>
    </style:style>
    <style:style style:name="P3" style:family="paragraph" style:parent-style-name="Standard">
      <style:text-properties officeooo:rsid="000a316d" officeooo:paragraph-rsid="000ba46a"/>
    </style:style>
    <style:style style:name="P4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rsid="000ba46a" officeooo:paragraph-rsid="00162a9b"/>
    </style:style>
    <style:style style:name="P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0ba46a" officeooo:paragraph-rsid="000ba46a"/>
    </style:style>
    <style:style style:name="P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0ee32f" officeooo:paragraph-rsid="00162a9b"/>
    </style:style>
    <style:style style:name="P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0ee32f" officeooo:paragraph-rsid="000ee32f"/>
    </style:style>
    <style:style style:name="P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0eebab" officeooo:paragraph-rsid="000eebab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fo:font-size="15pt" officeooo:rsid="000eebab" officeooo:paragraph-rsid="000eebab" style:font-size-asian="15pt" style:font-size-complex="15pt"/>
    </style:style>
    <style:style style:name="P1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font-size="14pt" officeooo:rsid="000eebab" officeooo:paragraph-rsid="000eebab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font-size="12pt" officeooo:rsid="000eebab" officeooo:paragraph-rsid="0010b9b1" style:font-size-asian="10.5pt" style:font-size-complex="12pt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10b9b1" officeooo:paragraph-rsid="0010b9b1" style:font-size-asian="10.5pt" style:font-size-complex="12pt"/>
    </style:style>
    <style:style style:name="T1" style:family="text">
      <style:text-properties officeooo:rsid="00162a9b"/>
    </style:style>
    <style:style style:name="T2" style:family="text">
      <style:text-properties officeooo:rsid="001462aa"/>
    </style:style>
    <style:style style:name="T3" style:family="text">
      <style:text-properties officeooo:rsid="001270d7"/>
    </style:style>
    <style:style style:name="T4" style:family="text">
      <style:text-properties officeooo:rsid="000ba46a"/>
    </style:style>
    <style:style style:name="T5" style:family="text">
      <style:text-properties officeooo:rsid="000ee32f"/>
    </style:style>
    <style:style style:name="T6" style:family="text">
      <style:text-properties officeooo:rsid="000d6827"/>
    </style:style>
    <style:style style:name="T7" style:family="text">
      <style:text-properties officeooo:rsid="000eebab"/>
    </style:style>
    <style:style style:name="T8" style:family="text">
      <style:text-properties officeooo:rsid="0010b9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y Question Bank Creator?</text:p>
      <text:p text:style-name="P2"/>
      <text:p text:style-name="P3">Think back to your days in high school when you sat in math class day after day totally mystified as to what your teacher was trying to teach you. <text:s/>You had tried the problems in the homework, but kept getting stuck. <text:s/><text:span text:style-name="T1">There was </text:span>one problem type in particular <text:span text:style-name="T1">that especially stymied you</text:span>. <text:s/>A test was coming up and you knew that kind of problem was going to be on it. <text:s/>Your teacher, Mr. R., did take the time to explain it to you, taking <text:span text:style-name="T2">you</text:span> step by step (he was a good guy and really did try his best to help you understand), but you really need<text:span text:style-name="T3">ed</text:span> more practice with that problem and others like it. <text:s/>Wouldn’t it have been nice if you could have <text:span text:style-name="T3">had </text:span>two or three more problems to practice on, <text:span text:style-name="T4">problems</text:span> that were basically the same, but had different numbers and other parameters <text:span text:style-name="T4">making them only sort of different</text:span>? <text:s/><text:span text:style-name="T4">With Mr. R. working you through the first couple of </text:span><text:span text:style-name="T1">those nearly identical </text:span><text:span text:style-name="T4">problems, the other </text:span><text:span text:style-name="T1">types of problem</text:span><text:span text:style-name="T4"> would </text:span><text:span text:style-name="T1">likely </text:span><text:span text:style-name="T4">have come easier and you’d have been ready for the upcoming test. <text:s/>Too bad there wasn’t an app that would have set those problems up for you </text:span><text:span text:style-name="T1">to practice until you got it right</text:span><text:span text:style-name="T4">. <text:s/>Hmmmmm……</text:span></text:p>
      <text:p text:style-name="P3"/>
      <text:p text:style-name="P4">Now, suppose you are a homeschooling mother and your son and daughter are both working through their math. <text:s/>Your son, Robert is a couple of years older than his sister, Susan. <text:s/>Robert, is learning Algebra 2 and mostly doing okay, while Susan is struggling with Algebra 1. <text:s/>Math has never been easy for <text:span text:style-name="T5">Susan</text:span>, but you know that knowing her math will make or break whether or not she is successful in life, so you keep working with her. <text:s/><text:span text:style-name="T6">(</text:span>Robert is helpful, too, although he tends to get impatient when she doesn’t quickly get his explanations <text:span text:style-name="T6">and then Susan starts crying...</text:span>.<text:span text:style-name="T6">)</text:span> <text:s/>Today, Susan is stuck on distance, rate, and time problems and you are finding yourself wishing that you had some kind of app that would generate the same kind of <text:span text:style-name="T6">problem over and over. <text:s/>Then Susan could practice that style of problem until she started feeling confident </text:span><text:span text:style-name="T5">in her abilities</text:span><text:span text:style-name="T6">. <text:s/>Two or three problems of the same type (with different values and other parameters) and </text:span><text:span text:style-name="T5">the light </text:span><text:span text:style-name="T2">would</text:span><text:span text:style-name="T5"> probably turn on for her and the problems </text:span><text:span text:style-name="T1">would likely </text:span><text:span text:style-name="T5">become eas</text:span><text:span text:style-name="T1">ier</text:span><text:span text:style-name="T5">. <text:s/></text:span>Hmmmmm……</text:p>
      <text:p text:style-name="P5"/>
      <text:p text:style-name="P6">Now, go back to your calculus classes. <text:s/>I didn’t do calculus until I started junior college. <text:s/>We called my college calculus teacher “Big Mac” because he was...well, big? <text:s/>(We weren’t being mean. <text:s/>I think <text:span text:style-name="T2">he’s the one who</text:span> gave us th<text:span text:style-name="T1">at</text:span> nickname to use.) <text:s/>Anyway, Big Mac was good about showing us how to work all the different types of integrals and differentiations and such, but there were so many of them! <text:s/>I’ve always been good at my math, but this overwhelmed me. <text:s/>It sure would have been nice if I could have just pulled up an app and practiced the more difficult problems – same <text:span text:style-name="T7">problems with different values and other parameters – until I really, truly understood them. <text:s/></text:span><text:span text:style-name="T4">Hmmmmm……</text:span></text:p>
      <text:p text:style-name="P7"/>
      <text:p text:style-name="P8">There are applications <text:span text:style-name="T3">available</text:span> that make this possible, but most of them are proprietary and tied to specific publications or other commercial uses. <text:s/>As near as I can tell, there isn’t a single open-source app out there that will do what Question Bank Creator is designed to do. <text:s/>The problem is that QBC is getting too big for me to manage <text:span text:style-name="T8">or finish </text:span>on my own and I need help. <text:s/></text:p>
      <text:p text:style-name="P8"/>
      <text:p text:style-name="P9">Rust programmers – would you consider joining me in developing this tool?</text:p>
      <text:p text:style-name="P10"/>
      <text:p text:style-name="P11">Go to: </text:p>
      <text:p text:style-name="P11"/>
      <text:p text:style-name="P11"><text:a xlink:type="simple" xlink:href="https://github.com/jtreagan/Question-Bank-Creator" text:style-name="Internet_20_link" text:visited-style-name="Visited_20_Internet_20_Link">https://github.com/jtreagan/Question-Bank-Creator</text:a></text:p>
      <text:p text:style-name="P11"/>
      <text:p text:style-name="P12"><text:tab/>and check it out. <text:s/>Then, pick an issue, do a pull request, and join the QBC family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0:16:24.740539781</meta:creation-date>
    <dc:date>2025-06-03T12:06:06.479586646</dc:date>
    <meta:editing-duration>PT54M27S</meta:editing-duration>
    <meta:editing-cycles>4</meta:editing-cycles>
    <meta:generator>LibreOffice/24.8.7.2$Linux_X86_64 LibreOffice_project/f4f281f562fb585d46b0af5755dfe1eb6adc047f</meta:generator>
    <meta:document-statistic meta:table-count="0" meta:image-count="0" meta:object-count="0" meta:page-count="1" meta:paragraph-count="9" meta:word-count="615" meta:character-count="3481" meta:non-whitespace-character-count="2841"/>
  </office:meta>
</office:document-meta>
</file>